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EntityScanner.skipChar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QNam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AttContent( int quote , XML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Nm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Content( XML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canData( String delimiter , XML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peek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kip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EntityScanner.skipString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